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a89a" officeooo:paragraph-rsid="000ca89a"/>
    </style:style>
    <style:style style:name="P2" style:family="paragraph" style:parent-style-name="Standard">
      <style:text-properties fo:font-weight="bold" officeooo:rsid="000ca89a" officeooo:paragraph-rsid="000ca89a" style:font-weight-asian="bold" style:font-weight-complex="bold"/>
    </style:style>
    <style:style style:name="P3" style:family="paragraph" style:parent-style-name="Standard">
      <style:text-properties officeooo:rsid="000d3734" officeooo:paragraph-rsid="000d3734"/>
    </style:style>
    <style:style style:name="P4" style:family="paragraph" style:parent-style-name="Standard">
      <style:text-properties fo:font-size="14pt" fo:font-weight="bold" officeooo:rsid="000d3734" officeooo:paragraph-rsid="000d3734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093d2" officeooo:paragraph-rsid="001093d2"/>
    </style:style>
    <style:style style:name="P6" style:family="paragraph" style:parent-style-name="Standard">
      <style:text-properties officeooo:rsid="00127741" officeooo:paragraph-rsid="00127741"/>
    </style:style>
    <style:style style:name="P7" style:family="paragraph" style:parent-style-name="Standard">
      <style:text-properties officeooo:rsid="0012d8c2" officeooo:paragraph-rsid="0012d8c2"/>
    </style:style>
    <style:style style:name="P8" style:family="paragraph" style:parent-style-name="Standard">
      <style:text-properties officeooo:rsid="001459fe" officeooo:paragraph-rsid="001459fe"/>
    </style:style>
    <style:style style:name="P9" style:family="paragraph" style:parent-style-name="Standard">
      <style:text-properties officeooo:rsid="00161ab5" officeooo:paragraph-rsid="00161ab5"/>
    </style:style>
    <style:style style:name="P10" style:family="paragraph" style:parent-style-name="Standard">
      <style:text-properties officeooo:rsid="00177349" officeooo:paragraph-rsid="00177349"/>
    </style:style>
    <style:style style:name="P11" style:family="paragraph" style:parent-style-name="Standard">
      <style:text-properties officeooo:rsid="00192bdb" officeooo:paragraph-rsid="00192bdb"/>
    </style:style>
    <style:style style:name="P12" style:family="paragraph" style:parent-style-name="Standard">
      <style:text-properties officeooo:rsid="00192bdb" officeooo:paragraph-rsid="0019a522"/>
    </style:style>
    <style:style style:name="P13" style:family="paragraph" style:parent-style-name="Standard">
      <style:text-properties officeooo:rsid="0019a522" officeooo:paragraph-rsid="0019a522"/>
    </style:style>
    <style:style style:name="P14" style:family="paragraph" style:parent-style-name="Standard">
      <style:text-properties officeooo:rsid="001bb1f6" officeooo:paragraph-rsid="001bb1f6"/>
    </style:style>
    <style:style style:name="P15" style:family="paragraph" style:parent-style-name="Standard">
      <style:text-properties officeooo:rsid="001daee2" officeooo:paragraph-rsid="001daee2"/>
    </style:style>
    <style:style style:name="P16" style:family="paragraph" style:parent-style-name="Standard" style:list-style-name="L1">
      <style:text-properties officeooo:rsid="000ca89a" officeooo:paragraph-rsid="000ca89a"/>
    </style:style>
    <style:style style:name="P17" style:family="paragraph" style:parent-style-name="Standard" style:list-style-name="L2">
      <style:text-properties officeooo:rsid="000d3734" officeooo:paragraph-rsid="000d3734"/>
    </style:style>
    <style:style style:name="T1" style:family="text">
      <style:text-properties officeooo:rsid="001b6e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tivations d'achat :</text:p>
      <text:list xml:id="list7533504123204137540" text:style-name="L1">
        <text:list-item>
          <text:p text:style-name="P16">sécurité</text:p>
        </text:list-item>
        <text:list-item>
          <text:p text:style-name="P16">utilité</text:p>
        </text:list-item>
        <text:list-item>
          <text:p text:style-name="P16">stabilité</text:p>
        </text:list-item>
        <text:list-item>
          <text:p text:style-name="P16">peur du risque</text:p>
        </text:list-item>
        <text:list-item>
          <text:p text:style-name="P16">orgueil</text:p>
        </text:list-item>
        <text:list-item>
          <text:p text:style-name="P16">estime</text:p>
        </text:list-item>
        <text:list-item>
          <text:p text:style-name="P16">considération</text:p>
        </text:list-item>
        <text:list-item>
          <text:p text:style-name="P16">notoriété</text:p>
        </text:list-item>
        <text:list-item>
          <text:p text:style-name="P16">nouveauté</text:p>
        </text:list-item>
        <text:list-item>
          <text:p text:style-name="P16">changement</text:p>
        </text:list-item>
        <text:list-item>
          <text:p text:style-name="P16">attrait du futur</text:p>
        </text:list-item>
        <text:list-item>
          <text:p text:style-name="P16">risque</text:p>
        </text:list-item>
        <text:list-item>
          <text:p text:style-name="P16">confort</text:p>
        </text:list-item>
        <text:list-item>
          <text:p text:style-name="P16">commodité</text:p>
        </text:list-item>
        <text:list-item>
          <text:p text:style-name="P16">agrément</text:p>
        </text:list-item>
        <text:list-item>
          <text:p text:style-name="P16">plaisir</text:p>
        </text:list-item>
        <text:list-item>
          <text:p text:style-name="P16">argent</text:p>
        </text:list-item>
        <text:list-item>
          <text:p text:style-name="P16">intérêt</text:p>
        </text:list-item>
        <text:list-item>
          <text:p text:style-name="P16">rentabilité</text:p>
        </text:list-item>
        <text:list-item>
          <text:p text:style-name="P16">rigueur</text:p>
        </text:list-item>
        <text:list-item>
          <text:p text:style-name="P16">sympathie</text:p>
        </text:list-item>
        <text:list-item>
          <text:p text:style-name="P16">affection</text:p>
        </text:list-item>
        <text:list-item>
          <text:p text:style-name="P16">bonne entente</text:p>
        </text:list-item>
        <text:list-item>
          <text:p text:style-name="P16">appartenance</text:p>
        </text:list-item>
      </text:list>
      <text:p text:style-name="P1"/>
      <text:p text:style-name="P1">l'environnement du marché est :</text:p>
      <text:p text:style-name="P1"/>
      <text:p text:style-name="P4">Questionnaire :</text:p>
      <text:p text:style-name="P3"/>
      <text:p text:style-name="P3">Vous travaillez dans l'urbanisme, ce qui sous-entend que vous travaillez beaucoup sur plan.</text:p>
      <text:list xml:id="list3273128880191032420" text:style-name="L2">
        <text:list-item>
          <text:p text:style-name="P17">Quel type de projet ?</text:p>
        </text:list-item>
        <text:list-item>
          <text:p text:style-name="P17">Quel délai ?</text:p>
        </text:list-item>
        <text:list-item>
          <text:p text:style-name="P17">Travaillez vous en équipe ?</text:p>
        </text:list-item>
        <text:list-item>
          <text:p text:style-name="P17">Quels sont les corps de métiers en relation ?</text:p>
        </text:list-item>
        <text:list-item>
          <text:p text:style-name="P17">Faites vous des réunions ?</text:p>
        </text:list-item>
      </text:list>
      <text:p text:style-name="P3"/>
      <text:p text:style-name="P5">Nathalie Appéré maire de la métropole rennes</text:p>
      <text:p text:style-name="P5"/>
      <text:p text:style-name="P6">la fabrique citoyenne</text:p>
      <text:p text:style-name="P6"/>
      <text:p text:style-name="P6">francis lepape</text:p>
      <text:p text:style-name="P6">général adjoint chargé de la vie citoyenne 01 45 16 40 56</text:p>
      <text:p text:style-name="P6"/>
      <text:p text:style-name="P6">Fily Keita Gassama</text:p>
      <text:p text:style-name="P6">adjointe au maire chargé de démocratie participative</text:p>
      <text:p text:style-name="P7">Champigny sur marne</text:p>
      <text:p text:style-name="P7"/>
      <text:p text:style-name="P7">commissariat général à l'égalité des territoires</text:p>
      <text:p text:style-name="P7"/>
      <text:p text:style-name="P7"><text:soft-page-break/></text:p>
      <text:p text:style-name="P7">abdelaziz bouaziz</text:p>
      <text:p text:style-name="P7"/>
      <text:p text:style-name="P7">jessica seidel chef projet communauté agglo evry</text:p>
      <text:p text:style-name="P3"/>
      <text:p text:style-name="P8">directeur de vienne dans l'Isere : Emmanuel petit</text:p>
      <text:p text:style-name="P8"/>
      <text:p text:style-name="P9">Françoise Thiaville chargé de démocratie participative</text:p>
      <text:p text:style-name="P9"/>
      <text:p text:style-name="P10">marie andré chargé de projet rennes metropole</text:p>
      <text:p text:style-name="P10"/>
      <text:p text:style-name="P10"/>
      <text:p text:style-name="P10">loi lamy maisons du projet</text:p>
      <text:p text:style-name="P10">PNRU = concertation definira les financement anru</text:p>
      <text:p text:style-name="P10"/>
      <text:p text:style-name="P10">Marie courouble chargée de mission politique sociale a ANRU</text:p>
      <text:p text:style-name="P10"/>
      <text:p text:style-name="P10">Malika Dati vice présidente de la partcipation citoyenne Nancy</text:p>
      <text:p text:style-name="P10"/>
      <text:p text:style-name="P10">Bagneux : rafaella fournier quartier nord à la direction de l'aménagement urbain</text:p>
      <text:p text:style-name="P10"/>
      <text:p text:style-name="P10">Anne Lescieux ; chargé de mission université citoyenne et populaire de Roubaix</text:p>
      <text:p text:style-name="P10"/>
      <text:p text:style-name="P12">Alexandre tournès chef de projet renouvellement urbain CAUE Bagneux</text:p>
      <text:p text:style-name="P12"/>
      <text:p text:style-name="P13">fédération des <text:span text:style-name="T1">c</text:span>entres sociaux et socioculturelles de France</text:p>
      <text:p text:style-name="P11"/>
      <text:p text:style-name="P14">IRDSU inter-réseau du developpement social urbain</text:p>
      <text:p text:style-name="P10"><text:s/></text:p>
      <text:p text:style-name="P15">Bernard Bensoussan Cabinet Voix publique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5:23:07.899697270</meta:creation-date>
    <dc:date>2015-07-28T15:03:53.890824194</dc:date>
    <meta:editing-duration>PT1H9M53S</meta:editing-duration>
    <meta:editing-cycles>14</meta:editing-cycles>
    <meta:generator>LibreOffice/4.2.8.2$Linux_x86 LibreOffice_project/420m0$Build-2</meta:generator>
    <meta:document-statistic meta:table-count="0" meta:image-count="0" meta:object-count="0" meta:page-count="2" meta:paragraph-count="57" meta:word-count="263" meta:character-count="1594" meta:non-whitespace-character-count="1415"/>
  </office:meta>
</office:document-meta>
</file>